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Heading_20_1">
      <style:paragraph-properties fo:margin-left="0in" fo:margin-right="0in" fo:text-indent="0in" style:auto-text-indent="false"/>
    </style:style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e7h8xbd35xg"/><text:span text:style-name="T1">Sistemas Informáticos</text:span><text:span text:style-name="T2"><text:line-break/></text:span><text:span text:style-name="T3">Unidad 12. Actividades no evaluables 03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5"/>
      <text:p text:style-name="P6"><text:span text:style-name="T6">Unidad 12. Actividades no evaluables 03</text:span></text:p>
      <text:p text:style-name="Standard">Usa los foros para hacer preguntas o ayudar a tus compañeros. No compartas soluciones.</text:p>
      <text:p text:style-name="Standard">Para estas actividades, debes seguir este tutorial:</text:p>
      <text:p text:style-name="Standard"><text:a xlink:type="simple" xlink:href="https://ugeek.github.io/blog/post/2019-03-14-crea-un-bot-de-telegram-con-bash-y-una-sola-linea-de-terminal.html" text:style-name="ListLabel_20_1" text:visited-style-name="ListLabel_20_1"><text:span text:style-name="T8">https://ugeek.github.io/blog/post/2019-03-14-crea-un-bot-de-telegram-con-bash-y-una-sola-linea-de-terminal.html</text:span></text:a></text:p>
      <text:p text:style-name="Standard">que te enseñará a usar <text:span text:style-name="T9">scripts en Python</text:span> para crear y manejar un bot sencillo de Telegram.</text:p>
      <text:p text:style-name="P13"><text:bookmark text:name="_ng70hmp46545"/>1. Ejercicio 01</text:p>
      <text:p text:style-name="P7">Usando el comando <text:span text:style-name="T9">cron</text:span> y <text:span text:style-name="T9">scripts en Python</text:span>, crea un bot de Telegram que <text:span text:style-name="T9">cada cinco minutos</text:span> te envíe información sobre la <text:span text:style-name="T9">memoria RAM</text:span> de tu sistema.<text:line-break/>Puedes obtener esa información usando el comando <text:span text:style-name="T9">free -m</text:span>.</text:p>
      <text:p text:style-name="P13"><text:bookmark text:name="_bcm2f3neqcsm"/>2. Ejercicio 02</text:p>
      <text:p text:style-name="P7">Usando el comando <text:span text:style-name="T9">cron</text:span>, <text:span text:style-name="T9">scripts en Python</text:span> y siguiendo este tutorial sobre cómo enviar fotos por Telegram:<text:line-break/><text:a xlink:type="simple" xlink:href="https://ugeek.github.io/blog/post/2019-03-28-enviando-imagenes-audios-archivos-con-mi-bot-de-telegram-de-una-sola-linea-de-terminal.html" text:style-name="ListLabel_20_1" text:visited-style-name="ListLabel_20_1"><text:span text:style-name="T8">https://ugeek.github.io/blog/post/2019-03-28-enviando-imagenes-audios-archivos-con-mi-bot-de-telegram-de-una-sola-linea-de-terminal.html</text:span></text:a></text:p>
      <text:p text:style-name="P7">Con esto, resuelve el siguiente problema:</text:p>
      <text:p text:style-name="P7">Tienes un directorio con <text:span text:style-name="T9">10 imágenes</text:span> dentro llamadas <text:span text:style-name="T9">“1.jpg”, “2.jpg”, …, “10.jpg”</text:span>.<text:line-break/>Debes crear un bot de Telegram que <text:span text:style-name="T9">cada minuto</text:span> te envíe <text:span text:style-name="T9">una imagen aleatoria</text:span> de ese directo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12. Scripting en Python Avanzado</text:span></text:p>
      </style:header>
      <style:footer>
        <text:p text:style-name="MP4"><text:span text:style-name="MT1">CFGS DAM/DAW<text:tab/><text:tab/>Unidad 1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7" meta:word-count="171" meta:character-count="1289" meta:non-whitespace-character-count="1132"/>
    <meta:generator>LibreOfficeDev/6.0.5.2$Linux_X86_64 LibreOffice_project/</meta:generator>
  </office:meta>
</office:document-meta>
</file>